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fill="none" draw:textarea-vertical-align="middl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" draw:fill="none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marker-end="Arrow" draw:fill="none" draw:fill-color="#ffffff" fo:min-height="0.6cm"/>
    </style:style>
    <style:style style:name="gr9" style:family="graphic" style:parent-style-name="standard">
      <style:graphic-properties draw:stroke="none" svg:stroke-color="#000000" draw:marker-end="Arrow" draw:fill="none" draw:fill-color="#ffffff" fo:min-height="0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cm" svg:y1="9.5cm" svg:x2="7.3cm" svg:y2="1.3cm">
          <text:p/>
        </draw:line>
        <draw:line draw:style-name="gr2" draw:text-style-name="P1" draw:layer="layout" svg:x1="1cm" svg:y1="5.5cm" svg:x2="13.8cm" svg:y2="5.5cm">
          <text:p/>
        </draw:line>
        <draw:custom-shape draw:style-name="gr3" draw:text-style-name="P1" draw:layer="layout" svg:width="6.7cm" svg:height="6.7cm" svg:x="4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cm" svg:y1="5.5cm" svg:x2="9.2cm" svg:y2="2.7cm">
          <text:p/>
        </draw:line>
        <draw:path draw:style-name="gr5" draw:text-style-name="P1" draw:layer="layout" svg:width="0.469cm" svg:height="0.368cm" draw:transform="skewX (0.148178453494319) rotate (-0.394444410950719) translate (7.6cm 5cm)" svg:viewBox="0 0 470 369" svg:d="m0 0c520 0 469 369 469 369">
          <text:p/>
        </draw:path>
        <draw:frame draw:style-name="gr6" draw:layer="layout" svg:width="2.404cm" svg:height="0.635cm" svg:x="5.5cm" svg:y="3.1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draw:layer="layout" svg:width="0.554cm" svg:height="3.326cm" draw:transform="rotate (2.56563400043166) translate (7.38cm 5.482cm)">
          <text:p/>
          <draw:enhanced-geometry svg:viewBox="0 0 21600 21600" draw:glue-points="0 0 0 21600 21600 10800" draw:text-areas="0 ?f9 7800 ?f10" draw:type="right-brace" draw:modifiers="2042.08600182983 10868.664850136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layer="layout" svg:width="1.5cm" svg:height="0.962cm" svg:x="12.5cm" svg:y="5.5cm">
          <draw:text-box>
            <text:p>Re</text:p>
          </draw:text-box>
        </draw:frame>
        <draw:frame draw:style-name="gr9" draw:layer="layout" svg:width="1.3cm" svg:height="0.962cm" svg:x="6.1cm" svg:y="0.8cm">
          <draw:text-box>
            <text:p>Im</text:p>
          </draw:text-box>
        </draw:frame>
        <draw:frame draw:style-name="gr6" draw:layer="layout" svg:width="2.447cm" svg:height="1.123cm" svg:x="7.8cm" svg:y="4.37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0" draw:text-style-name="P1" draw:layer="layout" svg:x1="11.1cm" svg:y1="5.5cm" svg:x2="11.1cm" svg:y2="2.7cm">
          <text:p/>
        </draw:line>
        <draw:frame draw:style-name="gr6" draw:layer="layout" svg:width="2.456cm" svg:height="0.53cm" svg:x="7.444cm" svg:y="1.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2.49cm" svg:height="0.53cm" svg:x="11.1cm" svg:y="3.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0" draw:text-style-name="P1" draw:layer="layout" svg:x1="7.3cm" svg:y1="1.8cm" svg:x2="9.2cm" svg:y2="1.8cm">
          <text:p/>
        </draw:line>
        <draw:line draw:style-name="gr11" draw:text-style-name="P1" draw:layer="layout" svg:x1="9.2cm" svg:y1="1.8cm" svg:x2="9.2cm" svg:y2="5.5cm">
          <text:p/>
        </draw:line>
        <draw:line draw:style-name="gr11" draw:text-style-name="P1" draw:layer="layout" svg:x1="7.3cm" svg:y1="2.7cm" svg:x2="11.1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-width="0.21cm" draw:marker-end-width="0.2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Marinov</meta:initial-creator>
    <meta:creation-date>2014-05-31T16:23:29</meta:creation-date>
    <dc:date>2014-05-31T17:17:03</dc:date>
    <dc:creator>Martin Marinov</dc:creator>
    <meta:editing-duration>PT13M44S</meta:editing-duration>
    <meta:editing-cycles>4</meta:editing-cycles>
    <meta:generator>LibreOffice/3.5$Linux_X86_64 LibreOffice_project/350m1$Build-2</meta:generator>
    <meta:document-statistic meta:object-count="16"/>
  </office:meta>
</office:document-meta>
</file>

<file path=Object 1/content.xml><?xml version="1.0" encoding="utf-8"?>
<math xmlns="http://www.w3.org/1998/Math/MathML">
  <semantics>
    <mrow>
      <mrow>
        <msqrt>
          <mrow>
            <mrow>
              <msubsup>
                <mi>I</mi>
                <mrow>
                  <mi>n</mi>
                </mrow>
                <mrow>
                  <mn>2</mn>
                </mrow>
              </msubsup>
              <mo stretchy="false">+</mo>
              <msubsup>
                <mi>Q</mi>
                <mrow>
                  <mi>n</mi>
                </mrow>
                <mrow>
                  <mn>2</mn>
                </mrow>
              </msubsup>
            </mrow>
          </mrow>
        </msqrt>
        <mo stretchy="false">=</mo>
        <msub>
          <mi>A</mi>
          <mrow>
            <mi>n</mi>
          </mrow>
        </msub>
      </mrow>
    </mrow>
    <annotation encoding="StarMath 5.0">sqrt{I_{n}^{2}+Q_{n}^{2}} = A_{n}</annotation>
  </semantics>
</math>
</file>

<file path=Object 2/content.xml><?xml version="1.0" encoding="utf-8"?>
<math xmlns="http://www.w3.org/1998/Math/MathML">
  <semantics>
    <mrow>
      <mrow>
        <msub>
          <mo stretchy="false">ϕ</mo>
          <mrow>
            <mi>n</mi>
          </mrow>
        </msub>
        <mo stretchy="false">=</mo>
        <msup>
          <mi>tan</mi>
          <mrow>
            <mrow>
              <mo stretchy="false">−</mo>
              <mn>1</mn>
            </mrow>
          </mrow>
        </msup>
      </mrow>
      <mrow>
        <mfrac>
          <mrow>
            <msub>
              <mi>Q</mi>
              <mrow>
                <mi>n</mi>
              </mrow>
            </msub>
          </mrow>
          <mrow>
            <msub>
              <mi>I</mi>
              <mrow>
                <mi>n</mi>
              </mrow>
            </msub>
          </mrow>
        </mfrac>
      </mrow>
    </mrow>
    <annotation encoding="StarMath 5.0">%phi_{n} = tan^{-1}{{Q_{n}} over {I_{n}} }</annotation>
  </semantics>
</math>
</file>

<file path=Object 3/content.xml><?xml version="1.0" encoding="utf-8"?>
<math xmlns="http://www.w3.org/1998/Math/MathML">
  <semantics>
    <mrow>
      <mrow>
        <msub>
          <mi>I</mi>
          <mrow>
            <mi>n</mi>
          </mrow>
        </msub>
        <mo stretchy="false">=</mo>
        <msub>
          <mi>A</mi>
          <mi>n</mi>
        </msub>
      </mrow>
      <mi>cos</mi>
      <mrow>
        <msub>
          <mo stretchy="false">ϕ</mo>
          <mrow>
            <mi>n</mi>
          </mrow>
        </msub>
      </mrow>
    </mrow>
    <annotation encoding="StarMath 5.0">I_{n} = A_n cos{%phi_{n}}</annotation>
  </semantics>
</math>
</file>

<file path=Object 4/content.xml><?xml version="1.0" encoding="utf-8"?>
<math xmlns="http://www.w3.org/1998/Math/MathML">
  <semantics>
    <mrow>
      <mrow>
        <msub>
          <mi>Q</mi>
          <mrow>
            <mi>n</mi>
          </mrow>
        </msub>
        <mo stretchy="false">=</mo>
        <msub>
          <mi>A</mi>
          <mi>n</mi>
        </msub>
      </mrow>
      <mi>sin</mi>
      <mrow>
        <msub>
          <mo stretchy="false">ϕ</mo>
          <mrow>
            <mi>n</mi>
          </mrow>
        </msub>
      </mrow>
    </mrow>
    <annotation encoding="StarMath 5.0">Q_{n} = A_n sin{%phi_{n}}</annotation>
  </semantics>
</math>
</file>